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mm"/>
    </style:style>
    <style:style style:name="co3" style:family="table-column">
      <style:table-column-properties fo:break-before="auto" style:column-width="22.03mm"/>
    </style:style>
    <style:style style:name="co4" style:family="table-column">
      <style:table-column-properties fo:break-before="auto" style:column-width="18.64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11.45mm"/>
    </style:style>
    <style:style style:name="co8" style:family="table-column">
      <style:table-column-properties fo:break-before="auto" style:column-width="2.77mm"/>
    </style:style>
    <style:style style:name="co9" style:family="table-column">
      <style:table-column-properties fo:break-before="auto" style:column-width="10.97mm"/>
    </style:style>
    <style:style style:name="co10" style:family="table-column">
      <style:table-column-properties fo:break-before="auto" style:column-width="13.74mm"/>
    </style:style>
    <style:style style:name="co11" style:family="table-column">
      <style:table-column-properties fo:break-before="auto" style:column-width="19.12mm"/>
    </style:style>
    <style:style style:name="co12" style:family="table-column">
      <style:table-column-properties fo:break-before="auto" style:column-width="17.73mm"/>
    </style:style>
    <style:style style:name="co13" style:family="table-column">
      <style:table-column-properties fo:break-before="auto" style:column-width="19.14mm"/>
    </style:style>
    <style:style style:name="co14" style:family="table-column">
      <style:table-column-properties fo:break-before="auto" style:column-width="1.78mm"/>
    </style:style>
    <style:style style:name="co15" style:family="table-column">
      <style:table-column-properties fo:break-before="auto" style:column-width="11.78mm"/>
    </style:style>
    <style:style style:name="co16" style:family="table-column">
      <style:table-column-properties fo:break-before="auto" style:column-width="11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fo:border-left="0.99pt double #000000" style:border-line-width-left="0.26mm 0.26mm 0.02mm" fo:border-right="none" fo:border-top="0.99pt double #000000" style:border-line-width-top="0.26mm 0.26mm 0.02mm"/>
    </style:style>
    <style:style style:name="ce5" style:family="table-cell" style:parent-style-name="Default">
      <style:table-cell-properties fo:border-bottom="none" fo:border-left="0.99pt double #000000" style:border-line-width-left="0.26mm 0.26mm 0.02mm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99pt double #000000" style:border-line-width-left="0.26mm 0.26mm 0.02mm" fo:border-right="none" fo:border-top="none"/>
    </style:style>
    <style:style style:name="ce7" style:family="table-cell" style:parent-style-name="Default">
      <style:table-cell-properties fo:border-bottom="none" fo:background-color="#dddddd" fo:border-left="0.99pt double #000000" style:border-line-width-left="0.26mm 0.26mm 0.02mm" fo:border-right="none" fo:border-top="none"/>
    </style:style>
    <style:style style:name="ce8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none" fo:border-top="none"/>
    </style:style>
    <style:style style:name="ce9" style:family="table-cell" style:parent-style-name="Default">
      <style:table-cell-properties fo:border-bottom="none" fo:background-color="#dddddd" fo:border-left="none" fo:border-right="none" fo:border-top="0.99pt double #000000" style:border-line-width-top="0.26mm 0.26mm 0.02mm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order-bottom="0.99pt double #000000" style:border-line-width-bottom="0.26mm 0.26mm 0.02mm" fo:border-left="none" fo:border-right="none" fo:border-top="none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#dddddd"/>
    </style:style>
    <style:style style:name="ce15" style:family="table-cell" style:parent-style-name="Default" style:data-style-name="N3">
      <style:table-cell-properties fo:border-bottom="0.99pt double #000000" style:border-line-width-bottom="0.26mm 0.26mm 0.02mm" fo:border-left="none" fo:border-right="none" fo:border-top="none"/>
    </style:style>
    <style:style style:name="ce16" style:family="table-cell" style:parent-style-name="Default" style:data-style-name="N3">
      <style:table-cell-properties fo:border-bottom="none" fo:background-color="#ffff00" fo:border-left="none" fo:border-right="0.99pt double #000000" style:border-line-width-right="0.26mm 0.26mm 0.02mm" fo:border-top="0.99pt double #000000" style:border-line-width-top="0.26mm 0.26mm 0.02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99pt double #000000" style:border-line-width-right="0.26mm 0.26mm 0.02mm" fo:border-top="none"/>
    </style:style>
    <style:style style:name="ce18" style:family="table-cell" style:parent-style-name="Default" style:data-style-name="N3">
      <style:table-cell-properties fo:border-bottom="none" fo:border-left="none" fo:border-right="0.99pt double #000000" style:border-line-width-right="0.26mm 0.26mm 0.02mm" fo:border-top="none"/>
    </style:style>
    <style:style style:name="ce19" style:family="table-cell" style:parent-style-name="Default" style:data-style-name="N3">
      <style:table-cell-properties fo:border-bottom="none" fo:background-color="#ffff00" fo:border-left="none" fo:border-right="0.99pt double #000000" style:border-line-width-right="0.26mm 0.26mm 0.02mm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none" fo:background-color="#ffff00" fo:border-left="none" fo:border-right="0.99pt double #000000" style:border-line-width-right="0.26mm 0.26mm 0.02mm" fo:border-top="none"/>
      <style:text-properties fo:color="#8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3">
      <style:table-cell-properties fo:border-bottom="0.99pt double #000000" style:border-line-width-bottom="0.26mm 0.26mm 0.02mm" fo:border-left="none" fo:border-right="0.99pt double #000000" style:border-line-width-right="0.26mm 0.26mm 0.02mm" fo:border-top="none"/>
    </style:style>
    <style:style style:name="ce22" style:family="table-cell" style:parent-style-name="Default" style:data-style-name="N3">
      <style:table-cell-properties fo:border-bottom="none" fo:border-left="0.99pt double #000000" style:border-line-width-left="0.26mm 0.26mm 0.02mm" fo:border-right="0.99pt double #000000" style:border-line-width-right="0.26mm 0.26mm 0.02mm" fo:border-top="0.99pt double #000000" style:border-line-width-top="0.26mm 0.26mm 0.02mm"/>
    </style:style>
    <style:style style:name="ce23" style:family="table-cell" style:parent-style-name="Default" style:data-style-name="N3">
      <style:table-cell-properties fo:background-color="#dddddd" fo:border="0.99pt double #000000" style:border-line-width="0.26mm 0.26mm 0.02mm"/>
      <style:text-properties fo:color="#800000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3">
      <style:table-cell-properties fo:border-bottom="0.99pt double #000000" style:border-line-width-bottom="0.26mm 0.26mm 0.02mm" fo:border-left="0.99pt double #000000" style:border-line-width-left="0.26mm 0.26mm 0.02mm" fo:border-right="0.99pt double #000000" style:border-line-width-right="0.26mm 0.26mm 0.02mm" fo:border-top="none"/>
    </style:style>
    <style:style style:name="ce25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27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28" style:family="table-cell" style:parent-style-name="Default" style:data-style-name="N3">
      <style:table-cell-properties fo:border-bottom="none" fo:border-left="none" fo:border-right="none" fo:border-top="0.06pt solid #000000"/>
      <style:text-properties style:text-underline-style="solid" style:text-underline-width="bold" style:text-underline-color="font-color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ffff00"/>
      <style:text-properties fo:color="#006666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text-underline-style="wave" style:text-underline-width="auto" style:text-underline-color="font-color" fo:font-weight="bold" style:font-weight-asian="bold" style:font-weight-complex="bold"/>
    </style:style>
    <style:style style:name="ce32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3">
      <style:table-cell-properties fo:border-bottom="none" fo:background-color="#ffff00" fo:border-left="none" fo:border-right="0.06pt solid #000000" fo:border-top="none"/>
      <style:text-properties fo:color="#006666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3">
      <style:table-cell-properties fo:border="0.99pt double #000000" style:border-line-width="0.26mm 0.26mm 0.02mm"/>
      <style:text-properties fo:color="#800000"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ff00"/>
      <style:text-properties fo:color="#cc0000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NALAN BALCI</text:p>
          </table:table-cell>
          <table:table-cell/>
          <table:table-cell office:value-type="string" calcext:value-type="string">
            <text:p>İŞBANK</text:p>
          </table:table-cell>
          <table:table-cell office:value-type="string" calcext:value-type="string">
            <text:p>SİVAS DAİRE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20 AY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OPLAM</text:p>
          </table:table-cell>
          <table:table-cell table:formula="of:=SUM([.C10:.C127])" office:value-type="float" office:value="205158.2" calcext:value-type="float">
            <text:p>205158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NA PARA</text:p>
          </table:table-cell>
          <table:table-cell table:formula="of:=[.C3]-[.C5]" office:value-type="float" office:value="112719.2" calcext:value-type="float">
            <text:p>112719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FAİZ</text:p>
          </table:table-cell>
          <table:table-cell table:formula="of:=SUM([.D10:.D127])" office:value-type="float" office:value="92439" calcext:value-type="float">
            <text:p>9243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RKEN</text:p>
          </table:table-cell>
          <table:table-cell table:formula="of:=[.C4]*4/100" office:value-type="float" office:value="4508.768" calcext:value-type="float">
            <text:p>4508,768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4-25" calcext:value-type="date">
            <text:p>25.04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5-25" calcext:value-type="date">
            <text:p>25.05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6-25" calcext:value-type="date">
            <text:p>25.06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7-25" calcext:value-type="date">
            <text:p>25.07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08-25" calcext:value-type="date">
            <text:p>25.08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56" calcext:value-type="float">
            <text:p>12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09-25" calcext:value-type="date">
            <text:p>25.09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8-10-25" calcext:value-type="date">
            <text:p>25.10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8-11-25" calcext:value-type="date">
            <text:p>25.11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8-12-25" calcext:value-type="date">
            <text:p>25.12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01-25" calcext:value-type="date">
            <text:p>25.01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2-25" calcext:value-type="date">
            <text:p>25.02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3-25" calcext:value-type="date">
            <text:p>25.03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4-25" calcext:value-type="date">
            <text:p>25.04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5-25" calcext:value-type="date">
            <text:p>25.05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9-06-25" calcext:value-type="date">
            <text:p>25.06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9-07-25" calcext:value-type="date">
            <text:p>25.07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9-08-25" calcext:value-type="date">
            <text:p>25.08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9-09-25" calcext:value-type="date">
            <text:p>25.09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9-10-25" calcext:value-type="date">
            <text:p>25.10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9-11-25" calcext:value-type="date">
            <text:p>25.11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9-12-25" calcext:value-type="date">
            <text:p>25.12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1-25" calcext:value-type="date">
            <text:p>25.01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25" calcext:value-type="date">
            <text:p>25.02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3-25" calcext:value-type="date">
            <text:p>25.03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4-25" calcext:value-type="date">
            <text:p>25.04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5-25" calcext:value-type="date">
            <text:p>25.05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6-25" calcext:value-type="date">
            <text:p>25.06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7-25" calcext:value-type="date">
            <text:p>25.07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8-25" calcext:value-type="date">
            <text:p>25.08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9-25" calcext:value-type="date">
            <text:p>25.09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10-25" calcext:value-type="date">
            <text:p>25.10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11-25" calcext:value-type="date">
            <text:p>25.11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12-25" calcext:value-type="date">
            <text:p>25.12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25" calcext:value-type="date">
            <text:p>25.01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2-25" calcext:value-type="date">
            <text:p>25.02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3-25" calcext:value-type="date">
            <text:p>25.03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4-25" calcext:value-type="date">
            <text:p>25.04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5-25" calcext:value-type="date">
            <text:p>25.05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6-25" calcext:value-type="date">
            <text:p>25.06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7-25" calcext:value-type="date">
            <text:p>25.07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8-25" calcext:value-type="date">
            <text:p>25.08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9-25" calcext:value-type="date">
            <text:p>25.09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10-25" calcext:value-type="date">
            <text:p>25.10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11-25" calcext:value-type="date">
            <text:p>25.11.2021</text:p>
          </table:table-cell>
          <table:table-cell office:value-type="float" office:value="1737" calcext:value-type="float">
            <text:p>1737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12-25" calcext:value-type="date">
            <text:p>25.12.2021</text:p>
          </table:table-cell>
          <table:table-cell office:value-type="float" office:value="1737" calcext:value-type="float">
            <text:p>1737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2-01-25" calcext:value-type="date">
            <text:p>25.01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2-02-25" calcext:value-type="date">
            <text:p>25.02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2-03-25" calcext:value-type="date">
            <text:p>25.03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04-25" calcext:value-type="date">
            <text:p>25.04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2-05-25" calcext:value-type="date">
            <text:p>25.05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2-06-25" calcext:value-type="date">
            <text:p>25.06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2-07-25" calcext:value-type="date">
            <text:p>25.07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2-08-25" calcext:value-type="date">
            <text:p>25.08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09-25" calcext:value-type="date">
            <text:p>25.09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2-10-25" calcext:value-type="date">
            <text:p>25.10.2022</text:p>
          </table:table-cell>
          <table:table-cell office:value-type="float" office:value="1737" calcext:value-type="float">
            <text:p>1737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2-11-25" calcext:value-type="date">
            <text:p>25.11.2022</text:p>
          </table:table-cell>
          <table:table-cell office:value-type="float" office:value="1737" calcext:value-type="float">
            <text:p>1737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12-25" calcext:value-type="date">
            <text:p>25.12.2022</text:p>
          </table:table-cell>
          <table:table-cell office:value-type="float" office:value="1737" calcext:value-type="float">
            <text:p>1737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3-01-25" calcext:value-type="date">
            <text:p>25.01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3-02-25" calcext:value-type="date">
            <text:p>25.02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3-03-25" calcext:value-type="date">
            <text:p>25.03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3-04-25" calcext:value-type="date">
            <text:p>25.04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3-05-25" calcext:value-type="date">
            <text:p>25.05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3-06-25" calcext:value-type="date">
            <text:p>25.06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3-07-25" calcext:value-type="date">
            <text:p>25.07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3-08-25" calcext:value-type="date">
            <text:p>25.08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3-09-25" calcext:value-type="date">
            <text:p>25.09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3-10-25" calcext:value-type="date">
            <text:p>25.10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3-11-25" calcext:value-type="date">
            <text:p>25.11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3-12-25" calcext:value-type="date">
            <text:p>25.12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4-01-25" calcext:value-type="date">
            <text:p>25.01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4-02-25" calcext:value-type="date">
            <text:p>25.02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4-03-25" calcext:value-type="date">
            <text:p>25.03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4-04-25" calcext:value-type="date">
            <text:p>25.04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4-05-25" calcext:value-type="date">
            <text:p>25.05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4-06-25" calcext:value-type="date">
            <text:p>25.06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4-07-25" calcext:value-type="date">
            <text:p>25.07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4-08-25" calcext:value-type="date">
            <text:p>25.08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4-09-25" calcext:value-type="date">
            <text:p>25.09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4-10-25" calcext:value-type="date">
            <text:p>25.10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4-11-25" calcext:value-type="date">
            <text:p>25.11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4-12-25" calcext:value-type="date">
            <text:p>25.12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5-01-25" calcext:value-type="date">
            <text:p>25.01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5-02-25" calcext:value-type="date">
            <text:p>25.02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5-03-25" calcext:value-type="date">
            <text:p>25.03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5-04-25" calcext:value-type="date">
            <text:p>25.04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5-05-25" calcext:value-type="date">
            <text:p>25.05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5-06-25" calcext:value-type="date">
            <text:p>25.06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5-07-25" calcext:value-type="date">
            <text:p>25.07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5-08-25" calcext:value-type="date">
            <text:p>25.08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5-09-25" calcext:value-type="date">
            <text:p>25.09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5-10-25" calcext:value-type="date">
            <text:p>25.10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5-11-25" calcext:value-type="date">
            <text:p>25.11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5-12-25" calcext:value-type="date">
            <text:p>25.12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6-01-25" calcext:value-type="date">
            <text:p>25.01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6-02-25" calcext:value-type="date">
            <text:p>25.02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6-03-25" calcext:value-type="date">
            <text:p>25.03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6-04-25" calcext:value-type="date">
            <text:p>25.04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6-05-25" calcext:value-type="date">
            <text:p>25.05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6-06-25" calcext:value-type="date">
            <text:p>25.06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6-07-25" calcext:value-type="date">
            <text:p>25.07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6-08-25" calcext:value-type="date">
            <text:p>25.08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6-09-25" calcext:value-type="date">
            <text:p>25.09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6-10-25" calcext:value-type="date">
            <text:p>25.10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6-11-25" calcext:value-type="date">
            <text:p>25.11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6-12-25" calcext:value-type="date">
            <text:p>25.12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7-01-25" calcext:value-type="date">
            <text:p>25.01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7-02-25" calcext:value-type="date">
            <text:p>25.02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7-03-25" calcext:value-type="date">
            <text:p>25.03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7-04-25" calcext:value-type="date">
            <text:p>25.04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7-05-25" calcext:value-type="date">
            <text:p>25.05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7-06-25" calcext:value-type="date">
            <text:p>25.06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7-07-25" calcext:value-type="date">
            <text:p>25.07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7-08-25" calcext:value-type="date">
            <text:p>25.08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7-09-25" calcext:value-type="date">
            <text:p>25.09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7-10-25" calcext:value-type="date">
            <text:p>25.10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7-11-25" calcext:value-type="date">
            <text:p>25.11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7-12-25" calcext:value-type="date">
            <text:p>25.12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8-01-25" calcext:value-type="date">
            <text:p>25.01.2028</text:p>
          </table:table-cell>
          <table:table-cell office:value-type="float" office:value="1739.9" calcext:value-type="float">
            <text:p>1739,9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Sayfa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04 Nisan 2018 Hesap Özet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ADELİ</text:p>
          </table:table-cell>
          <table:table-cell table:style-name="ce3"/>
          <table:table-cell table:style-name="ce13" office:value-type="string" calcext:value-type="string">
            <text:p>kalan </text:p>
          </table:table-cell>
          <table:table-cell table:style-name="ce13" office:value-type="string" calcext:value-type="string">
            <text:p>kalan</text:p>
          </table:table-cell>
          <table:table-cell table:style-name="ce13" office:value-type="string" calcext:value-type="string">
            <text:p>kalan </text:p>
          </table:table-cell>
          <table:table-cell table:style-name="ce13" office:value-type="string" calcext:value-type="string">
            <text:p>ödnn</text:p>
          </table:table-cell>
          <table:table-cell table:style-name="ce13" table:number-columns-repeated="6"/>
          <table:table-cell table:style-name="ce13" office:value-type="string" calcext:value-type="string">
            <text:p>ödenen</text:p>
          </table:table-cell>
          <table:table-cell table:style-name="ce13" table:number-columns-repeated="3"/>
          <table:table-cell table:style-name="ce3" table:number-columns-repeated="1008"/>
        </table:table-row>
        <table:table-row table:style-name="ro1">
          <table:table-cell table:style-name="ce3" table:number-columns-repeated="2"/>
          <table:table-cell table:style-name="ce13" office:value-type="string" calcext:value-type="string">
            <text:p>toplam</text:p>
          </table:table-cell>
          <table:table-cell table:style-name="ce13" office:value-type="string" calcext:value-type="string">
            <text:p>anapara</text:p>
          </table:table-cell>
          <table:table-cell table:style-name="ce13" office:value-type="string" calcext:value-type="string">
            <text:p>faiz</text:p>
          </table:table-cell>
          <table:table-cell table:style-name="ce13" office:value-type="string" calcext:value-type="string">
            <text:p>ay</text:p>
          </table:table-cell>
          <table:table-cell table:style-name="ce13"/>
          <table:table-cell table:style-name="ce13" office:value-type="string" calcext:value-type="string">
            <text:p>vade</text:p>
          </table:table-cell>
          <table:table-cell table:style-name="ce13" office:value-type="string" calcext:value-type="string">
            <text:p>taksit</text:p>
          </table:table-cell>
          <table:table-cell table:style-name="ce13" office:value-type="string" calcext:value-type="string">
            <text:p>ödenecek</text:p>
          </table:table-cell>
          <table:table-cell table:style-name="ce13" office:value-type="string" calcext:value-type="string">
            <text:p>ana para</text:p>
          </table:table-cell>
          <table:table-cell table:number-columns-repeated="2" table:style-name="ce13" office:value-type="string" calcext:value-type="string">
            <text:p>faiz</text:p>
          </table:table-cell>
          <table:table-cell table:style-name="ce13" table:number-columns-repeated="3"/>
          <table:table-cell table:style-name="ce3" table:number-columns-repeated="1008"/>
        </table:table-row>
        <table:table-row table:style-name="ro1">
          <table:table-cell table:style-name="ce1" office:value-type="date" office:date-value="2018-02-25" calcext:value-type="date">
            <text:p>25.02.2018</text:p>
          </table:table-cell>
          <table:table-cell office:value-type="string" calcext:value-type="string">
            <text:p>iş sivas</text:p>
          </table:table-cell>
          <table:table-cell table:formula="of:=[.J5]-([.F5]*[.I5])" office:value-type="float" office:value="204966" calcext:value-type="float">
            <text:p>204.966</text:p>
          </table:table-cell>
          <table:table-cell office:value-type="float" office:value="111120" calcext:value-type="float">
            <text:p>111.120</text:p>
          </table:table-cell>
          <table:table-cell table:formula="of:=[.L5]-[.M5]" office:value-type="float" office:value="92525" calcext:value-type="float">
            <text:p>92.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737" calcext:value-type="float">
            <text:p>1.737</text:p>
          </table:table-cell>
          <table:table-cell table:formula="of:=[.I5]*[.H5]" office:value-type="float" office:value="208440" calcext:value-type="float">
            <text:p>208.440</text:p>
          </table:table-cell>
          <table:table-cell office:value-type="float" office:value="112000" calcext:value-type="float">
            <text:p>112.000</text:p>
          </table:table-cell>
          <table:table-cell table:formula="of:=[.J5]-[.K5]" office:value-type="float" office:value="96440" calcext:value-type="float">
            <text:p>96.440</text:p>
          </table:table-cell>
          <table:table-cell office:value-type="float" office:value="3915" calcext:value-type="float">
            <text:p>3.915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1-12" calcext:value-type="date">
            <text:p>12.01.2017</text:p>
          </table:table-cell>
          <table:table-cell office:value-type="string" calcext:value-type="string">
            <text:p>iş doğuş</text:p>
          </table:table-cell>
          <table:table-cell table:formula="of:=[.J6]-([.F6]*[.I6])" office:value-type="float" office:value="70224" calcext:value-type="float">
            <text:p>70.224</text:p>
          </table:table-cell>
          <table:table-cell office:value-type="float" office:value="60107" calcext:value-type="float">
            <text:p>60.107</text:p>
          </table:table-cell>
          <table:table-cell table:formula="of:=[.L6]-[.M6]" office:value-type="float" office:value="8007" calcext:value-type="float">
            <text:p>8.0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44" calcext:value-type="float">
            <text:p>3.344</text:p>
          </table:table-cell>
          <table:table-cell table:formula="of:=[.I6]*[.H6]" office:value-type="float" office:value="120384" calcext:value-type="float">
            <text:p>120.384</text:p>
          </table:table-cell>
          <table:table-cell office:value-type="float" office:value="100000" calcext:value-type="float">
            <text:p>100.000</text:p>
          </table:table-cell>
          <table:table-cell table:formula="of:=[.J6]-[.K6]" office:value-type="float" office:value="20384" calcext:value-type="float">
            <text:p>20.384</text:p>
          </table:table-cell>
          <table:table-cell office:value-type="float" office:value="12377" calcext:value-type="float">
            <text:p>12.377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4-26" calcext:value-type="date">
            <text:p>26.04.2017</text:p>
          </table:table-cell>
          <table:table-cell office:value-type="string" calcext:value-type="string">
            <text:p>iş balmer</text:p>
          </table:table-cell>
          <table:table-cell table:formula="of:=[.J7]-([.F7]*[.I7])" office:value-type="float" office:value="177408" calcext:value-type="float">
            <text:p>177.408</text:p>
          </table:table-cell>
          <table:table-cell office:value-type="float" office:value="136905" calcext:value-type="float">
            <text:p>136.905</text:p>
          </table:table-cell>
          <table:table-cell table:formula="of:=[.L7]-[.M7]" office:value-type="float" office:value="37486" calcext:value-type="float">
            <text:p>37.4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76" calcext:value-type="float">
            <text:p>5.376</text:p>
          </table:table-cell>
          <table:table-cell table:formula="of:=[.I7]*[.H7]" office:value-type="float" office:value="193536" calcext:value-type="float">
            <text:p>193.536</text:p>
          </table:table-cell>
          <table:table-cell office:value-type="float" office:value="150000" calcext:value-type="float">
            <text:p>150.000</text:p>
          </table:table-cell>
          <table:table-cell table:formula="of:=[.J7]-[.K7]" office:value-type="float" office:value="43536" calcext:value-type="float">
            <text:p>43.536</text:p>
          </table:table-cell>
          <table:table-cell office:value-type="float" office:value="6050" calcext:value-type="float">
            <text:p>6.05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1-19" calcext:value-type="date">
            <text:p>19.01.2018</text:p>
          </table:table-cell>
          <table:table-cell office:value-type="string" calcext:value-type="string">
            <text:p>iş balmer</text:p>
          </table:table-cell>
          <table:table-cell table:formula="of:=[.J8]-([.F8]*[.I8])" office:value-type="float" office:value="147050" calcext:value-type="float">
            <text:p>147.050</text:p>
          </table:table-cell>
          <table:table-cell office:value-type="float" office:value="124850" calcext:value-type="float">
            <text:p>124.850</text:p>
          </table:table-cell>
          <table:table-cell table:formula="of:=[.L8]-[.M8]" office:value-type="float" office:value="14400" calcext:value-type="float">
            <text:p>14.4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50" calcext:value-type="float">
            <text:p>8.650</text:p>
          </table:table-cell>
          <table:table-cell table:formula="of:=[.I8]*[.H8]" office:value-type="float" office:value="311400" calcext:value-type="float">
            <text:p>311.400</text:p>
          </table:table-cell>
          <table:table-cell office:value-type="float" office:value="250000" calcext:value-type="float">
            <text:p>250.000</text:p>
          </table:table-cell>
          <table:table-cell table:formula="of:=[.J8]-[.K8]" office:value-type="float" office:value="61400" calcext:value-type="float">
            <text:p>61.400</text:p>
          </table:table-cell>
          <table:table-cell office:value-type="float" office:value="47000" calcext:value-type="float">
            <text:p>47.0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1-27" calcext:value-type="date">
            <text:p>27.01.2017</text:p>
          </table:table-cell>
          <table:table-cell office:value-type="string" calcext:value-type="string">
            <text:p>vkf balmer</text:p>
          </table:table-cell>
          <table:table-cell table:formula="of:=[.J9]-([.F9]*[.I9])" office:value-type="float" office:value="70098" calcext:value-type="float">
            <text:p>70.098</text:p>
          </table:table-cell>
          <table:table-cell office:value-type="float" office:value="62754" calcext:value-type="float">
            <text:p>62.754</text:p>
          </table:table-cell>
          <table:table-cell table:formula="of:=[.L9]-[.M9]" office:value-type="float" office:value="7961" calcext:value-type="float">
            <text:p>7.96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38" calcext:value-type="float">
            <text:p>3.338</text:p>
          </table:table-cell>
          <table:table-cell table:formula="of:=[.I9]*[.H9]" office:value-type="float" office:value="120168" calcext:value-type="float">
            <text:p>120.168</text:p>
          </table:table-cell>
          <table:table-cell office:value-type="float" office:value="100000" calcext:value-type="float">
            <text:p>100.000</text:p>
          </table:table-cell>
          <table:table-cell table:formula="of:=[.J9]-[.K9]" office:value-type="float" office:value="20168" calcext:value-type="float">
            <text:p>20.168</text:p>
          </table:table-cell>
          <table:table-cell office:value-type="float" office:value="12207" calcext:value-type="float">
            <text:p>12.207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6-03-06" calcext:value-type="date">
            <text:p>06.03.2016</text:p>
          </table:table-cell>
          <table:table-cell office:value-type="string" calcext:value-type="string">
            <text:p>vkf ali</text:p>
          </table:table-cell>
          <table:table-cell table:formula="of:=[.J10]-([.F10]*[.I10])" office:value-type="float" office:value="321768" calcext:value-type="float">
            <text:p>321.768</text:p>
          </table:table-cell>
          <table:table-cell office:value-type="float" office:value="248681" calcext:value-type="float">
            <text:p>248.681</text:p>
          </table:table-cell>
          <table:table-cell table:formula="of:=[.L10]-[.M10]" office:value-type="float" office:value="78430" calcext:value-type="float">
            <text:p>78.43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938" calcext:value-type="float">
            <text:p>8.938</text:p>
          </table:table-cell>
          <table:table-cell table:formula="of:=[.I10]*[.H10]" office:value-type="float" office:value="750792" calcext:value-type="float">
            <text:p>750.792</text:p>
          </table:table-cell>
          <table:table-cell office:value-type="float" office:value="450000" calcext:value-type="float">
            <text:p>450.000</text:p>
          </table:table-cell>
          <table:table-cell table:formula="of:=[.J10]-[.K10]" office:value-type="float" office:value="300792" calcext:value-type="float">
            <text:p>300.792</text:p>
          </table:table-cell>
          <table:table-cell office:value-type="float" office:value="222362" calcext:value-type="float">
            <text:p>222.3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J11]-([.F11]*[.I11])" office:value-type="float" office:value="0" calcext:value-type="float">
            <text:p>0</text:p>
          </table:table-cell>
          <table:table-cell/>
          <table:table-cell table:formula="of:=[.L11]-[.M11]" office:value-type="float" office:value="0" calcext:value-type="float">
            <text:p>0</text:p>
          </table:table-cell>
          <table:table-cell table:number-columns-repeated="4"/>
          <table:table-cell table:formula="of:=[.I11]*[.H11]" office:value-type="float" office:value="0" calcext:value-type="float">
            <text:p>0</text:p>
          </table:table-cell>
          <table:table-cell/>
          <table:table-cell table:formula="of:=[.J11]-[.K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lk balmer</text:p>
          </table:table-cell>
          <table:table-cell table:formula="of:=[.J12]-([.F12]*[.I12])" office:value-type="float" office:value="53988" calcext:value-type="float">
            <text:p>53.988</text:p>
          </table:table-cell>
          <table:table-cell office:value-type="float" office:value="44596" calcext:value-type="float">
            <text:p>44.596</text:p>
          </table:table-cell>
          <table:table-cell table:formula="of:=[.L12]-[.M12]" office:value-type="float" office:value="9612" calcext:value-type="float">
            <text:p>9.6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54" calcext:value-type="float">
            <text:p>2.454</text:p>
          </table:table-cell>
          <table:table-cell table:formula="of:=[.I12]*[.H12]" office:value-type="float" office:value="68712" calcext:value-type="float">
            <text:p>68.712</text:p>
          </table:table-cell>
          <table:table-cell office:value-type="float" office:value="50000" calcext:value-type="float">
            <text:p>50.000</text:p>
          </table:table-cell>
          <table:table-cell table:formula="of:=[.J12]-[.K12]" office:value-type="float" office:value="18712" calcext:value-type="float">
            <text:p>18.712</text:p>
          </table:table-cell>
          <table:table-cell office:value-type="float" office:value="9100" calcext:value-type="float">
            <text:p>9.10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J13]-([.F13]*[.I13])" office:value-type="float" office:value="0" calcext:value-type="float">
            <text:p>0</text:p>
          </table:table-cell>
          <table:table-cell/>
          <table:table-cell table:formula="of:=[.L13]-[.M13]" office:value-type="float" office:value="0" calcext:value-type="float">
            <text:p>0</text:p>
          </table:table-cell>
          <table:table-cell table:number-columns-repeated="4"/>
          <table:table-cell table:formula="of:=[.I13]*[.H13]" office:value-type="float" office:value="0" calcext:value-type="float">
            <text:p>0</text:p>
          </table:table-cell>
          <table:table-cell/>
          <table:table-cell table:formula="of:=[.J13]-[.K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7-10-07" calcext:value-type="date">
            <text:p>07.10.2017</text:p>
          </table:table-cell>
          <table:table-cell office:value-type="string" calcext:value-type="string">
            <text:p>esn ali</text:p>
          </table:table-cell>
          <table:table-cell table:formula="of:=[.J14]-([.F14]*[.I14])" office:value-type="float" office:value="125666.666666667" calcext:value-type="float">
            <text:p>125.667</text:p>
          </table:table-cell>
          <table:table-cell office:value-type="float" office:value="113000" calcext:value-type="float">
            <text:p>113.000</text:p>
          </table:table-cell>
          <table:table-cell table:formula="of:=[.L14]-[.M14]" office:value-type="float" office:value="27400" calcext:value-type="float">
            <text:p>27.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4]" office:value-type="float" office:value="2166.66666666667" calcext:value-type="float">
            <text:p>2.167</text:p>
          </table:table-cell>
          <table:table-cell table:formula="of:=[.I14]*[.H14]" office:value-type="float" office:value="130000" calcext:value-type="float">
            <text:p>130.000</text:p>
          </table:table-cell>
          <table:table-cell office:value-type="float" office:value="99000" calcext:value-type="float">
            <text:p>99.000</text:p>
          </table:table-cell>
          <table:table-cell table:formula="of:=[.J14]-[.K14]" office:value-type="float" office:value="31000" calcext:value-type="float">
            <text:p>31.000</text:p>
          </table:table-cell>
          <table:table-cell office:value-type="float" office:value="3600" calcext:value-type="float">
            <text:p>3.600</text:p>
          </table:table-cell>
          <table:table-cell/>
          <table:table-cell office:value-type="float" office:value="6500" calcext:value-type="float">
            <text:p>6.500</text:p>
          </table:table-cell>
          <table:table-cell table:formula="of:=[.O14]/3" office:value-type="float" office:value="2166.66666666667" calcext:value-type="float">
            <text:p>2.167</text:p>
          </table:table-cell>
          <table:table-cell table:number-columns-repeated="1008"/>
        </table:table-row>
        <table:table-row table:style-name="ro1">
          <table:table-cell table:style-name="ce1" office:value-type="date" office:date-value="2015-06-04" calcext:value-type="date">
            <text:p>04.06.2015</text:p>
          </table:table-cell>
          <table:table-cell office:value-type="string" calcext:value-type="string">
            <text:p>esn atila</text:p>
          </table:table-cell>
          <table:table-cell table:formula="of:=[.J15]-([.F15]*[.I15])" office:value-type="float" office:value="140800" calcext:value-type="float">
            <text:p>140.800</text:p>
          </table:table-cell>
          <table:table-cell office:value-type="float" office:value="60000" calcext:value-type="float">
            <text:p>60.000</text:p>
          </table:table-cell>
          <table:table-cell table:formula="of:=[.L15]-[.M15]" office:value-type="float" office:value="15650" calcext:value-type="float">
            <text:p>15.6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5]" office:value-type="float" office:value="2933.33333333333" calcext:value-type="float">
            <text:p>2.933</text:p>
          </table:table-cell>
          <table:table-cell table:formula="of:=[.I15]*[.H15]" office:value-type="float" office:value="176000" calcext:value-type="float">
            <text:p>176.000</text:p>
          </table:table-cell>
          <table:table-cell office:value-type="float" office:value="143000" calcext:value-type="float">
            <text:p>143.000</text:p>
          </table:table-cell>
          <table:table-cell table:formula="of:=[.J15]-[.K15]" office:value-type="float" office:value="33000" calcext:value-type="float">
            <text:p>33.000</text:p>
          </table:table-cell>
          <table:table-cell office:value-type="float" office:value="17350" calcext:value-type="float">
            <text:p>17.350</text:p>
          </table:table-cell>
          <table:table-cell/>
          <table:table-cell office:value-type="float" office:value="8800" calcext:value-type="float">
            <text:p>8.800</text:p>
          </table:table-cell>
          <table:table-cell table:formula="of:=[.O15]/3" office:value-type="float" office:value="2933.33333333333" calcext:value-type="float">
            <text:p>2.933</text:p>
          </table:table-cell>
          <table:table-cell table:number-columns-repeated="1008"/>
        </table:table-row>
        <table:table-row table:style-name="ro1">
          <table:table-cell table:style-name="ce1" office:value-type="date" office:date-value="2017-06-10" calcext:value-type="date">
            <text:p>10.06.2017</text:p>
          </table:table-cell>
          <table:table-cell office:value-type="string" calcext:value-type="string">
            <text:p>esn atila</text:p>
          </table:table-cell>
          <table:table-cell table:formula="of:=[.J16]-([.F16]*[.I16])" office:value-type="float" office:value="68133.3333333333" calcext:value-type="float">
            <text:p>68.133</text:p>
          </table:table-cell>
          <table:table-cell office:value-type="float" office:value="58400" calcext:value-type="float">
            <text:p>58.400</text:p>
          </table:table-cell>
          <table:table-cell table:formula="of:=[.L16]-[.M16]"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6]" office:value-type="float" office:value="1216.66666666667" calcext:value-type="float">
            <text:p>1.217</text:p>
          </table:table-cell>
          <table:table-cell table:formula="of:=[.I16]*[.H16]" office:value-type="float" office:value="73000" calcext:value-type="float">
            <text:p>73.000</text:p>
          </table:table-cell>
          <table:table-cell office:value-type="float" office:value="60000" calcext:value-type="float">
            <text:p>60.000</text:p>
          </table:table-cell>
          <table:table-cell table:formula="of:=[.J16]-[.K16]" office:value-type="float" office:value="13000" calcext:value-type="float">
            <text:p>13.000</text:p>
          </table:table-cell>
          <table:table-cell office:value-type="float" office:value="3000" calcext:value-type="float">
            <text:p>3.000</text:p>
          </table:table-cell>
          <table:table-cell/>
          <table:table-cell office:value-type="float" office:value="3650" calcext:value-type="float">
            <text:p>3.650</text:p>
          </table:table-cell>
          <table:table-cell table:formula="of:=[.O16]/3" office:value-type="float" office:value="1216.66666666667" calcext:value-type="float">
            <text:p>1.217</text:p>
          </table:table-cell>
          <table:table-cell table:number-columns-repeated="1008"/>
        </table:table-row>
        <table:table-row table:style-name="ro1">
          <table:table-cell table:style-name="ce1" office:value-type="date" office:date-value="2015-03-16" calcext:value-type="date">
            <text:p>16.03.2015</text:p>
          </table:table-cell>
          <table:table-cell office:value-type="string" calcext:value-type="string">
            <text:p>esn ali</text:p>
          </table:table-cell>
          <table:table-cell table:formula="of:=[.J17]-([.F17]*[.I17])" office:value-type="float" office:value="79900" calcext:value-type="float">
            <text:p>79.900</text:p>
          </table:table-cell>
          <table:table-cell office:value-type="float" office:value="35700" calcext:value-type="float">
            <text:p>35.700</text:p>
          </table:table-cell>
          <table:table-cell table:formula="of:=[.L17]-[.M17]" office:value-type="float" office:value="12000" calcext:value-type="float">
            <text:p>12.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7]" office:value-type="float" office:value="1700" calcext:value-type="float">
            <text:p>1.700</text:p>
          </table:table-cell>
          <table:table-cell table:formula="of:=[.I17]*[.H17]" office:value-type="float" office:value="102000" calcext:value-type="float">
            <text:p>102.000</text:p>
          </table:table-cell>
          <table:table-cell office:value-type="float" office:value="82000" calcext:value-type="float">
            <text:p>82.000</text:p>
          </table:table-cell>
          <table:table-cell table:formula="of:=[.J17]-[.K17]" office:value-type="float" office:value="20000" calcext:value-type="float">
            <text:p>20.000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float" office:value="5100" calcext:value-type="float">
            <text:p>5.100</text:p>
          </table:table-cell>
          <table:table-cell table:formula="of:=[.O17]/3" office:value-type="float" office:value="1700" calcext:value-type="float">
            <text:p>1.7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[.J18]-([.F18]*[.I18])" office:value-type="float" office:value="0" calcext:value-type="float">
            <text:p>0</text:p>
          </table:table-cell>
          <table:table-cell/>
          <table:table-cell table:formula="of:=[.L18]-[.M18]" office:value-type="float" office:value="0" calcext:value-type="float">
            <text:p>0</text:p>
          </table:table-cell>
          <table:table-cell table:number-columns-repeated="4"/>
          <table:table-cell table:formula="of:=[.I18]*[.H18]" office:value-type="float" office:value="0" calcext:value-type="float">
            <text:p>0</text:p>
          </table:table-cell>
          <table:table-cell/>
          <table:table-cell table:formula="of:=[.J18]-[.K18]" office:value-type="float" office:value="0" calcext:value-type="float">
            <text:p>0</text:p>
          </table:table-cell>
          <table:table-cell table:number-columns-repeated="2"/>
          <table:table-cell table:style-name="ce37" office:value-type="string" calcext:value-type="string">
            <text:p>HALK KRDL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 office:value-type="date" office:date-value="2018-04-25" calcext:value-type="date">
            <text:p>25.04.2018</text:p>
          </table:table-cell>
          <table:table-cell office:value-type="string" calcext:value-type="string">
            <text:p>ziraat pervin</text:p>
          </table:table-cell>
          <table:table-cell table:formula="of:=[.J19]-([.F19]*[.I19])" office:value-type="float" office:value="437520" calcext:value-type="float">
            <text:p>437.520</text:p>
          </table:table-cell>
          <table:table-cell office:value-type="float" office:value="240000" calcext:value-type="float">
            <text:p>240.000</text:p>
          </table:table-cell>
          <table:table-cell table:formula="of:=[.L19]-[.M19]" office:value-type="float" office:value="197520" calcext:value-type="float">
            <text:p>197.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646" calcext:value-type="float">
            <text:p>3.646</text:p>
          </table:table-cell>
          <table:table-cell table:formula="of:=[.I19]*[.H19]" office:value-type="float" office:value="437520" calcext:value-type="float">
            <text:p>437.520</text:p>
          </table:table-cell>
          <table:table-cell office:value-type="float" office:value="240000" calcext:value-type="float">
            <text:p>240.000</text:p>
          </table:table-cell>
          <table:table-cell table:formula="of:=[.J19]-[.K19]" office:value-type="float" office:value="197520" calcext:value-type="float">
            <text:p>197.5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office:value-type="string" calcext:value-type="string">
            <text:p>3 AYDA BİR</text:p>
          </table:table-cell>
          <table:table-cell table:style-name="ce37"/>
          <table:table-cell table:number-columns-repeated="1008"/>
        </table:table-row>
        <table:table-row table:style-name="ro1">
          <table:table-cell table:number-columns-repeated="4"/>
          <table:table-cell table:style-name="ce22"/>
          <table:table-cell table:number-columns-repeated="3"/>
          <table:table-cell table:style-name="ce22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OPLAMLAR</text:p>
          </table:table-cell>
          <table:table-cell table:formula="of:=SUM([.C5:.C19])" office:value-type="float" office:value="1897522" calcext:value-type="float">
            <text:p>1.897.522</text:p>
          </table:table-cell>
          <table:table-cell table:formula="of:=SUM([.D5:.D19])" office:value-type="float" office:value="1296113" calcext:value-type="float">
            <text:p>1.296.113</text:p>
          </table:table-cell>
          <table:table-cell table:style-name="ce23" table:formula="of:=SUM([.E5:.E19])" office:value-type="float" office:value="510991" calcext:value-type="float">
            <text:p>510.991</text:p>
          </table:table-cell>
          <table:table-cell table:number-columns-repeated="3"/>
          <table:table-cell table:style-name="ce23" table:formula="of:=SUM([.I5:.I19])" office:value-type="float" office:value="45499.6666666667" calcext:value-type="float">
            <text:p>45.500</text:p>
          </table:table-cell>
          <table:table-cell table:formula="of:=SUM([.J5:.J19])" office:value-type="float" office:value="2691952" calcext:value-type="float">
            <text:p>2.691.952</text:p>
          </table:table-cell>
          <table:table-cell table:formula="of:=SUM([.K5:.K19])" office:value-type="float" office:value="1836000" calcext:value-type="float">
            <text:p>1.836.000</text:p>
          </table:table-cell>
          <table:table-cell table:formula="of:=SUM([.L5:.L19])" office:value-type="float" office:value="855952" calcext:value-type="float">
            <text:p>855.952</text:p>
          </table:table-cell>
          <table:table-cell table:style-name="ce35" table:formula="of:=SUM([.M5:.M19])" office:value-type="float" office:value="344961" calcext:value-type="float">
            <text:p>344.9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ken ödeme</text:p>
          </table:table-cell>
          <table:table-cell/>
          <table:table-cell table:formula="of:=[.D21]*4/100" office:value-type="float" office:value="51844.52" calcext:value-type="float">
            <text:p>51.845</text:p>
          </table:table-cell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NAKİT ÖDEME VADELİ TOPLAM</text:p>
          </table:table-cell>
          <table:table-cell table:style-name="ce9" table:number-columns-repeated="2"/>
          <table:table-cell table:style-name="ce16" table:formula="of:=[.D21]+[.D22]" office:value-type="float" office:value="1347957.52" calcext:value-type="float">
            <text:p>1.347.958</text:p>
          </table:table-cell>
          <table:table-cell table:style-name="Default"/>
          <table:table-cell table:number-columns-repeated="4"/>
          <table:table-cell table:style-name="ce25"/>
          <table:table-cell table:style-name="ce28" office:value-type="string" calcext:value-type="string">
            <text:p>NAKİT</text:p>
          </table:table-cell>
          <table:table-cell table:style-name="ce31" office:value-type="string" calcext:value-type="string">
            <text:p>GELECEK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VADESİZ</text:p>
          </table:table-cell>
          <table:table-cell/>
          <table:table-cell table:style-name="Default"/>
          <table:table-cell table:style-name="ce17"/>
          <table:table-cell table:style-name="Default"/>
          <table:table-cell table:number-columns-repeated="4"/>
          <table:table-cell table:style-name="ce26"/>
          <table:table-cell/>
          <table:table-cell table:style-name="ce32"/>
          <table:table-cell table:number-columns-repeated="1012"/>
        </table:table-row>
        <table:table-row table:style-name="ro1">
          <table:table-cell table:style-name="ce6"/>
          <table:table-cell office:value-type="string" calcext:value-type="string">
            <text:p>doğuş bch</text:p>
          </table:table-cell>
          <table:table-cell/>
          <table:table-cell table:style-name="ce18" office:value-type="float" office:value="73000" calcext:value-type="float">
            <text:p>73.000</text:p>
          </table:table-cell>
          <table:table-cell table:number-columns-repeated="5"/>
          <table:table-cell table:style-name="ce26" office:value-type="string" calcext:value-type="string">
            <text:p>arsa</text:p>
          </table:table-cell>
          <table:table-cell office:value-type="float" office:value="730000" calcext:value-type="float">
            <text:p>730.000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6"/>
          <table:table-cell office:value-type="string" calcext:value-type="string">
            <text:p>atila bch</text:p>
          </table:table-cell>
          <table:table-cell/>
          <table:table-cell table:style-name="ce18" office:value-type="float" office:value="100000" calcext:value-type="float">
            <text:p>100.000</text:p>
          </table:table-cell>
          <table:table-cell table:number-columns-repeated="5"/>
          <table:table-cell table:style-name="ce26" office:value-type="string" calcext:value-type="string">
            <text:p>arsa çek</text:p>
          </table:table-cell>
          <table:table-cell/>
          <table:table-cell table:style-name="ce32" office:value-type="float" office:value="210000" calcext:value-type="float">
            <text:p>210.000</text:p>
          </table:table-cell>
          <table:table-cell table:number-columns-repeated="1012"/>
        </table:table-row>
        <table:table-row table:style-name="ro1">
          <table:table-cell table:style-name="ce6"/>
          <table:table-cell office:value-type="string" calcext:value-type="string">
            <text:p>vergi</text:p>
          </table:table-cell>
          <table:table-cell/>
          <table:table-cell table:style-name="ce18" office:value-type="float" office:value="50000" calcext:value-type="float">
            <text:p>50.000</text:p>
          </table:table-cell>
          <table:table-cell table:number-columns-repeated="5"/>
          <table:table-cell table:style-name="ce26" office:value-type="string" calcext:value-type="string">
            <text:p>hacı ev</text:p>
          </table:table-cell>
          <table:table-cell/>
          <table:table-cell table:style-name="ce32" office:value-type="float" office:value="215000" calcext:value-type="float">
            <text:p>215.000</text:p>
          </table:table-cell>
          <table:table-cell table:number-columns-repeated="1012"/>
        </table:table-row>
        <table:table-row table:style-name="ro1">
          <table:table-cell table:style-name="ce6"/>
          <table:table-cell office:value-type="string" calcext:value-type="string">
            <text:p>kk</text:p>
          </table:table-cell>
          <table:table-cell/>
          <table:table-cell table:style-name="ce18" office:value-type="float" office:value="50000" calcext:value-type="float">
            <text:p>50.000</text:p>
          </table:table-cell>
          <table:table-cell table:number-columns-repeated="5"/>
          <table:table-cell table:style-name="ce26" office:value-type="string" calcext:value-type="string">
            <text:p>ziraat</text:p>
          </table:table-cell>
          <table:table-cell office:value-type="float" office:value="135000" calcext:value-type="float">
            <text:p>135.000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6"/>
          <table:table-cell office:value-type="string" calcext:value-type="string">
            <text:p>blediye</text:p>
          </table:table-cell>
          <table:table-cell/>
          <table:table-cell table:style-name="ce18" office:value-type="float" office:value="10000" calcext:value-type="float">
            <text:p>10.000</text:p>
          </table:table-cell>
          <table:table-cell table:number-columns-repeated="5"/>
          <table:table-cell table:style-name="ce26" office:value-type="string" calcext:value-type="string">
            <text:p>sivas</text:p>
          </table:table-cell>
          <table:table-cell/>
          <table:table-cell table:style-name="ce32" office:value-type="float" office:value="165000" calcext:value-type="float">
            <text:p>165.000</text:p>
          </table:table-cell>
          <table:table-cell table:number-columns-repeated="1012"/>
        </table:table-row>
        <table:table-row table:style-name="ro1">
          <table:table-cell table:style-name="ce6"/>
          <table:table-cell office:value-type="string" calcext:value-type="string">
            <text:p>ayşe</text:p>
          </table:table-cell>
          <table:table-cell/>
          <table:table-cell table:style-name="ce18" office:value-type="float" office:value="50000" calcext:value-type="float">
            <text:p>50.000</text:p>
          </table:table-cell>
          <table:table-cell table:number-columns-repeated="5"/>
          <table:table-cell table:style-name="ce26"/>
          <table:table-cell/>
          <table:table-cell table:style-name="ce32"/>
          <table:table-cell table:number-columns-repeated="1012"/>
        </table:table-row>
        <table:table-row table:style-name="ro1" table:number-rows-repeated="2">
          <table:table-cell table:style-name="ce6"/>
          <table:table-cell table:number-columns-repeated="2"/>
          <table:table-cell table:style-name="ce18"/>
          <table:table-cell table:number-columns-repeated="5"/>
          <table:table-cell table:style-name="ce26"/>
          <table:table-cell/>
          <table:table-cell table:style-name="ce32"/>
          <table:table-cell table:number-columns-repeated="1012"/>
        </table:table-row>
        <table:table-row table:style-name="ro1">
          <table:table-cell table:style-name="ce7" office:value-type="string" calcext:value-type="string">
            <text:p>NAKİT ÖDEME VADESİZ TOPLAM</text:p>
          </table:table-cell>
          <table:table-cell table:style-name="ce10"/>
          <table:table-cell table:style-name="ce14"/>
          <table:table-cell table:style-name="ce19" table:formula="of:=SUM([.D27:.D32])" office:value-type="float" office:value="333000" calcext:value-type="float">
            <text:p>333.000</text:p>
          </table:table-cell>
          <table:table-cell table:number-columns-repeated="5"/>
          <table:table-cell table:style-name="ce26"/>
          <table:table-cell table:style-name="Default"/>
          <table:table-cell table:style-name="ce32"/>
          <table:table-cell table:number-columns-repeated="1012"/>
        </table:table-row>
        <table:table-row table:style-name="ro1">
          <table:table-cell table:style-name="ce6"/>
          <table:table-cell table:number-columns-repeated="2"/>
          <table:table-cell table:style-name="ce18"/>
          <table:table-cell table:number-columns-repeated="5"/>
          <table:table-cell table:style-name="ce26"/>
          <table:table-cell table:style-name="Default"/>
          <table:table-cell table:style-name="ce32"/>
          <table:table-cell office:value-type="string" calcext:value-type="string">
            <text:p>FARK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GENEL ÖDEME TOPLAMI</text:p>
          </table:table-cell>
          <table:table-cell table:style-name="ce10"/>
          <table:table-cell table:style-name="ce14"/>
          <table:table-cell table:style-name="ce20" table:formula="of:=([.D25]+[.D35])*-1" office:value-type="float" office:value="-1680957.52" calcext:value-type="float">
            <text:p>-1.680.958</text:p>
          </table:table-cell>
          <table:table-cell table:number-columns-repeated="5"/>
          <table:table-cell table:style-name="ce26"/>
          <table:table-cell table:style-name="ce29" table:formula="of:=SUM([.K27:.K32])" office:value-type="float" office:value="865000" calcext:value-type="float">
            <text:p>865.000</text:p>
          </table:table-cell>
          <table:table-cell table:style-name="ce33" table:formula="of:=SUM([.L27:.L32])" office:value-type="float" office:value="590000" calcext:value-type="float">
            <text:p>590.000</text:p>
          </table:table-cell>
          <table:table-cell table:style-name="ce36" table:formula="of:=[.D37]+[.K37]+[.L37]" office:value-type="float" office:value="-225957.52" calcext:value-type="float">
            <text:p>-225.958</text:p>
          </table:table-cell>
          <table:table-cell table:number-columns-repeated="1011"/>
        </table:table-row>
        <table:table-row table:style-name="ro1">
          <table:table-cell table:style-name="ce8"/>
          <table:table-cell table:style-name="ce11"/>
          <table:table-cell table:style-name="ce15"/>
          <table:table-cell table:style-name="ce21"/>
          <table:table-cell table:number-columns-repeated="5"/>
          <table:table-cell table:style-name="ce27"/>
          <table:table-cell table:style-name="ce30"/>
          <table:table-cell table:style-name="ce34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Sayfa1.C28:Sayfa1.C28" table:contains-header="false" table:orientation="column"/>
        <table:database-range table:name="__Anonymous_DB__2" table:target-range-address="Sayfa2.D5:Sayfa2.D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1.01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.00.0000</text:date>, <text:time style:data-style-name="N2" text:time-value="09:06:32.198187322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8:24:08.624027947</meta:creation-date>
    <dc:date>2018-04-04T11:32:48.864878612</dc:date>
    <meta:editing-duration>PT1H10M15S</meta:editing-duration>
    <meta:editing-cycles>15</meta:editing-cycles>
    <meta:generator>LibreOffice/5.2.7.2$Linux_X86_64 LibreOffice_project/20m0$Build-2</meta:generator>
    <meta:print-date>2018-04-04T11:26:47.584394122</meta:print-date>
    <meta:document-statistic meta:table-count="2" meta:cell-count="712" meta:object-count="0"/>
  </office:meta>
</office:document-meta>
</file>